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e375" officeooo:paragraph-rsid="0004e37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73125100" text:style-name="L1">
        <text:list-item>
          <text:p text:style-name="P1">Frozen sets are sets without edit option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19:42:37.313275085</meta:creation-date>
    <dc:date>2022-10-15T19:43:45.221262796</dc:date>
    <meta:editing-duration>PT1M9S</meta:editing-duration>
    <meta:editing-cycles>1</meta:editing-cycles>
    <meta:document-statistic meta:table-count="0" meta:image-count="0" meta:object-count="0" meta:page-count="1" meta:paragraph-count="2" meta:word-count="9" meta:character-count="44" meta:non-whitespace-character-count="38"/>
    <meta:generator>LibreOffice/7.4.2.3$Linux_X86_64 LibreOffice_project/40$Build-3</meta:generator>
  </office:meta>
</office:document-meta>
</file>